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Table_20_Contents">
      <style:text-properties fo:country="US" fo:language="en"/>
    </style:style>
    <style:style style:family="paragraph" style:name="P2" style:parent-style-name="Table_20_Contents">
      <style:text-properties fo:color="#0084d1" fo:country="US" fo:font-size="16pt" fo:font-weight="bold" fo:language="en" style:font-name="Tahoma" style:font-size-asian="16pt" style:font-size-complex="16pt" style:font-weight-asian="bold" style:font-weight-complex="bold"/>
    </style:style>
    <style:style style:family="paragraph" style:name="P3" style:parent-style-name="Table_20_Contents">
      <style:text-properties fo:color="#4c4c4c" fo:country="US" fo:font-size="8pt" fo:font-weight="normal" fo:language="en" style:font-name="Tahoma" style:font-size-asian="8pt" style:font-size-complex="8pt" style:font-weight-asian="normal" style:font-weight-complex="normal"/>
    </style:style>
    <style:style style:family="paragraph" style:name="P4" style:parent-style-name="Table_20_Contents">
      <style:text-properties fo:color="#4c4c4c" fo:country="GR" fo:font-size="8pt" fo:font-weight="normal" fo:language="el" style:font-name="Tahoma" style:font-size-asian="8pt" style:font-size-complex="8pt" style:font-weight-asian="normal" style:font-weight-complex="normal"/>
    </style:style>
    <style:style style:family="paragraph" style:name="P5" style:parent-style-name="Table_20_Contents">
      <style:paragraph-properties fo:text-align="end" style:justify-single-word="false"/>
      <style:text-properties fo:color="#000000" fo:font-size="12pt" fo:font-weight="bold" style:font-name="Tahoma" style:font-size-asian="12pt" style:font-size-complex="12pt" style:font-weight-asian="bold" style:font-weight-complex="bold"/>
    </style:style>
    <style:style style:family="paragraph" style:name="P6" style:parent-style-name="Standard">
      <style:text-properties fo:country="US" fo:font-weight="bold" fo:language="en" style:font-weight-asian="bold" style:font-weight-complex="bold"/>
    </style:style>
    <style:style style:family="paragraph" style:name="P7" style:parent-style-name="Standard">
      <style:paragraph-properties fo:text-align="justify" style:justify-single-word="false"/>
      <style:text-properties fo:color="#0084d1" fo:country="US" fo:font-size="13pt" fo:font-weight="bold" fo:language="en" style:font-name="Comic Sans MS" style:font-size-asian="13pt" style:font-size-complex="13pt" style:font-weight-asian="bold" style:font-weight-complex="bold"/>
    </style:style>
    <style:style style:family="text" style:name="T1">
      <style:text-properties fo:country="US" fo:language="e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urance Policy</text:p>
      <text:p text:style-name="P6">Policy holder: George Harrison.</text:p>
      <text:p text:style-name="P6">Issue date: 12/12/201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family="graphic" style:name="Graphics">
      <style:graphic-properties style:horizontal-pos="center" style:horizontal-rel="paragraph" style:vertical-pos="top" style:vertical-rel="paragraph" style:wrap="non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table" style:name="HeaderTable">
      <style:table-properties fo:margin-left="0cm" fo:margin-right="-0.012cm" style:width="17.013cm" table:align="margins"/>
    </style:style>
    <style:style style:family="table-column" style:name="HeaderTable.A">
      <style:table-column-properties style:column-width="8.467cm" style:rel-column-width="32614*"/>
    </style:style>
    <style:style style:family="table-column" style:name="HeaderTable.B">
      <style:table-column-properties style:column-width="8.546cm" style:rel-column-width="32921*"/>
    </style:style>
    <style:style style:family="table-row" style:name="HeaderTable.1">
      <style:table-row-properties style:min-row-height="2.17cm"/>
    </style:style>
    <style:style style:family="table-cell" style:name="HeaderTable.A1">
      <style:table-cell-properties fo:border="none" fo:padding="0cm"/>
    </style:style>
    <style:style style:family="paragraph" style:name="MP1" style:parent-style-name="Standard">
      <style:paragraph-properties fo:text-align="justify" style:justify-single-word="false"/>
      <style:text-properties fo:color="#0084d1" fo:country="US" fo:font-size="13pt" fo:font-weight="bold" fo:language="en" style:font-name="Comic Sans MS" style:font-size-asian="13pt" style:font-size-complex="13pt" style:font-weight-asian="bold" style:font-weight-complex="bold"/>
    </style:style>
    <style:style style:family="paragraph" style:name="MP2" style:parent-style-name="Table_20_Contents">
      <style:paragraph-properties fo:text-align="end" style:justify-single-word="false"/>
      <style:text-properties fo:color="#000000" fo:font-size="12pt" fo:font-weight="bold" style:font-name="Tahoma" style:font-size-asian="12pt" style:font-size-complex="12pt" style:font-weight-asian="bold" style:font-weight-complex="bold"/>
    </style:style>
    <style:style style:family="text" style:name="MT1">
      <style:text-properties fo:country="US" fo:language="en"/>
    </style:style>
    <style:page-layout style:name="Mpm1">
      <style:page-layout-properties fo:margin-bottom="0.499cm" fo:margin-left="2cm" fo:margin-right="2cm" fo:margin-top="0.499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/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column table:style-name="HeaderTable.B"/>
          <table:table-row table:style-name="HeaderTable.1">
            <table:table-cell office:value-type="string" table:style-name="HeaderTable.A1">
              <text:p text:style-name="MP1">Header cell(0,0)</text:p>
              <text:p text:style-name="MP1"/>
              <text:p text:style-name="MP1"/>
            </table:table-cell>
            <table:table-cell office:value-type="string" table:style-name="HeaderTable.A1">
              <text:p text:style-name="MP2"><text:span text:style-name="MT1">Policy number</text:span>: 12345678</text:p>
            </table:table-cell>
          </table:table-row>
        </table:table>
        <text:p text:style-name="Header"/>
      </style:header>
    </style:master-page>
    <style:master-page style:name="First_20_Page" style:page-layout-name="Mpm1"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02:24:59.85</meta:creation-date>
    <dc:date>2012-12-06T16:25:26.02</dc:date>
    <meta:editing-duration>PT2H47M52S</meta:editing-duration>
    <meta:editing-cycles>11</meta:editing-cycles>
    <meta:generator>OpenOffice.org/3.3$Win32 OpenOffice.org_project/330m20$Build-9567</meta:generator>
    <dc:creator>Spyros Nakos</dc:creator>
    <meta:document-statistic meta:table-count="1" meta:image-count="0" meta:object-count="0" meta:page-count="1" meta:paragraph-count="5" meta:word-count="12" meta:character-count="93"/>
  </office:meta>
</office:document-meta>
</file>